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i>k</mi>
                  <mi/>
                  <mo stretchy="false">→</mo>
                  <mi/>
                  <mo stretchy="false">∞</mo>
                </mrow>
              </munder>
              <mi/>
            </mrow>
            <msub>
              <mo stretchy="false">δ</mo>
              <mn>0</mn>
            </msub>
            <mrow>
              <mo stretchy="false">(</mo>
              <mrow>
                <mi>k</mi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  <mtr>
        <mtd>
          <mrow>
            <mrow>
              <munder>
                <mi>lim</mi>
                <mrow>
                  <mi>k</mi>
                  <mi/>
                  <mo stretchy="false">→</mo>
                  <mi/>
                  <mn>0</mn>
                </mrow>
              </munder>
              <mi/>
            </mrow>
            <msub>
              <mo stretchy="false">δ</mo>
              <mn>0</mn>
            </msub>
            <mrow>
              <mo stretchy="false">(</mo>
              <mrow>
                <mi>k</mi>
              </mrow>
              <mo stretchy="false">)</mo>
            </mrow>
            <mrow>
              <mi/>
              <mo stretchy="false">=</mo>
              <mi/>
            </mrow>
            <mover accent="true">
              <mi>n</mi>
              <mo stretchy="false">̂</mo>
            </mover>
            <mo stretchy="false">π</mo>
          </mrow>
        </mtd>
      </mtr>
    </mtable>
    <annotation encoding="StarMath 5.0">alignl lim csub {k `rightarrow` infinity} ~ %idelta _0 (k) ~=~ 0 newline
lim csub {k `rightarrow` 0} ~`` %idelta _0 (k) ~=~ hat n %pi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3:08:57.267000000</meta:creation-date>
    <meta:generator>LibreOffice/4.1.4.2$Windows_x86 LibreOffice_project/0a0440ccc0227ad9829de5f46be37cfb6edcf72</meta:generator>
  </office:meta>
</office:document-meta>
</file>